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</text:p>
      <text:p text:style-name="Standard"/>
      <text:p text:style-name="Standard">Features</text:p>
      <text:list xml:id="list21090464111" text:style-name="L1">
        <text:list-item>
          <text:p text:style-name="P1">Área administrativa</text:p>
          <text:list>
            <text:list-item>
              <text:p text:style-name="P1"><text:bookmark-start text:name="__DdeLink__40_1015668052"/>Manter passageiro<text:bookmark-end text:name="__DdeLink__40_1015668052"/>.</text:p>
            </text:list-item>
            <text:list-item>
              <text:p text:style-name="P1"><text:bookmark-start text:name="__DdeLink__43_1015668052"/>Manter destino.<text:bookmark-end text:name="__DdeLink__43_1015668052"/></text:p>
            </text:list-item>
            <text:list-item>
              <text:p text:style-name="P1"><text:bookmark-start text:name="__DdeLink__46_1015668052"/>Manter veiculos.<text:bookmark-end text:name="__DdeLink__46_1015668052"/></text:p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</text:list>
        </text:list-item>
      </text:list>
      <text:p text:style-name="Standard"/>
      <text:list xml:id="list1102601478" text:continue-numbering="true" text:style-name="L1">
        <text:list-item>
          <text:p text:style-name="P1">Passageiro</text:p>
          <text:list>
            <text:list-item>
              <text:p text:style-name="P1"><text:bookmark-start text:name="__DdeLink__65_1015668052"/>Confirmar ida<text:bookmark-end text:name="__DdeLink__65_1015668052"/>.</text:p>
            </text:list-item>
            <text:list-item>
              <text:p text:style-name="P1">Status do veículo que irá coleta-lo.</text:p>
            </text:list-item>
            <text:list-item>
              <text:p text:style-name="P1">Local atual do veículo que irá coleta-lo.</text:p>
            </text:list-item>
          </text:list>
        </text:list-item>
      </text:list>
      <text:p text:style-name="Standard"/>
      <text:list xml:id="list770688297" text:continue-numbering="true" text:style-name="L1">
        <text:list-item>
          <text:p text:style-name="P1">Motorista</text:p>
          <text:list>
            <text:list-item>
              <text:p text:style-name="P1"><text:bookmark-start text:name="__DdeLink__54_1015668052"/>Visão da lista de passageiros<text:bookmark-end text:name="__DdeLink__54_1015668052"/> que deverá coletar.</text:p>
            </text:list-item>
            <text:list-item>
              <text:p text:style-name="P1"><text:bookmark-start text:name="__DdeLink__57_1015668052"/>Confirmação<text:bookmark-end text:name="__DdeLink__57_1015668052"/> se passageiro veio ou não.</text:p>
            </text:list-item>
            <text:list-item>
              <text:p text:style-name="P1"><text:bookmark-start text:name="__DdeLink__60_1015668052"/>Navegar roteiro de coleta<text:bookmark-end text:name="__DdeLink__60_1015668052"/> de passageiros.</text:p>
            </text:list-item>
            <text:list-item>
              <text:p text:style-name="P1"><text:bookmark-start text:name="__DdeLink__63_1015668052"/>Navegar roteiro até destino<text:bookmark-end text:name="__DdeLink__63_1015668052"/> ou destin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7S</meta:editing-duration>
    <meta:editing-cycles>4</meta:editing-cycles>
    <meta:generator>LibreOffice/3.5$Linux_X86_64 LibreOffice_project/350m1$Build-2</meta:generator>
    <meta:initial-creator>alfredo </meta:initial-creator>
    <dc:date>2015-03-07T19:27:58</dc:date>
    <dc:creator>alfredo </dc:creator>
    <meta:document-statistic meta:table-count="0" meta:image-count="0" meta:object-count="0" meta:page-count="1" meta:paragraph-count="16" meta:word-count="73" meta:character-count="437" meta:non-whitespace-character-count="394"/>
  </office:meta>
</office:document-meta>
</file>